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3.401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fo:padding="0.097cm" fo:border="0.5pt solid #000000" style:writing-mode="lr-tb"/>
    </style:style>
    <style:style style:name="Tabe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Contents_20_Heading">
      <style:paragraph-properties fo:break-before="page">
        <style:tab-stops>
          <style:tab-stop style:position="16.51cm" style:type="right" style:leader-style="dotted" style:leader-text="."/>
        </style:tab-stops>
      </style:paragraph-properties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language="en" fo:country="US"/>
    </style:style>
    <style:style style:name="P4" style:family="paragraph" style:parent-style-name="Table_20_Contents">
      <style:text-properties fo:color="#000000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4">
      <style:text-properties style:use-window-font-color="true"/>
    </style:style>
    <style:style style:name="P15" style:family="paragraph" style:parent-style-name="Text_20_body">
      <style:text-properties officeooo:rsid="0015eca0" officeooo:paragraph-rsid="0015eca0"/>
    </style:style>
    <style:style style:name="T1" style:family="text">
      <style:text-properties fo:color="#0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officeooo:rsid="001641f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692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962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4.232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502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7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692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2.327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962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597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4.232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867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502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137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77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laboratoryjne</text:p>
      <text:p text:style-name="Standard">Nierelacyjne bazy danych</text:p>
      <text:p text:style-name="Standard"/>
      <text:p text:style-name="Standard">Grupa:</text:p>
      <text:list xml:id="list633920811" text:style-name="L1">
        <text:list-item>
          <text:p text:style-name="P6">Szymon, Szymajda, 210339</text:p>
        </text:list-item>
        <text:list-item>
          <text:p text:style-name="P6">Zbigniew, Nowacki, 210284</text:p>
        </text:list-item>
        <text:list-item>
          <text:p text:style-name="P6">Oleksandr, Dubenko, 211651</text:p>
        </text:list-item>
        <text:list-item>
          <text:p text:style-name="P6">Yaroslav, Horetskyi, 211714</text:p>
        </text:list-item>
      </text:list>
      <text:p text:style-name="Standard"/>
      <text:table-of-content text:style-name="Sect1" text:name="_TOC0">
        <text:table-of-content-source text:outline-level="2">
          <text:index-title-template text:style-name="Contents_20_Heading">Spis treści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Spis treści</text:p>
          <text:p text:style-name="Contents_20_1"><text:a xlink:type="simple" xlink:href="#__RefHeading___Toc108_3699051073" office:target-frame-name="_top" xlink:show="replace" text:style-name="Internet_20_link" text:visited-style-name="Visited_20_Internet_20_Link">1 Analiza problemu<text:tab/>3</text:a></text:p>
          <text:p text:style-name="Contents_20_2"><text:a xlink:type="simple" xlink:href="#__RefHeading___Toc110_3699051073" office:target-frame-name="_top" xlink:show="replace" text:style-name="Internet_20_link" text:visited-style-name="Visited_20_Internet_20_Link">1.1 Opis problemu do rozwiązania<text:tab/>3</text:a></text:p>
          <text:p text:style-name="Contents_20_2"><text:a xlink:type="simple" xlink:href="#__RefHeading___Toc112_3699051073" office:target-frame-name="_top" xlink:show="replace" text:style-name="Internet_20_link" text:visited-style-name="Visited_20_Internet_20_Link">1.2 Opis dużego zbioru danych testowych<text:tab/>3</text:a></text:p>
          <text:p text:style-name="Contents_20_2"><text:a xlink:type="simple" xlink:href="#__RefHeading___Toc114_3699051073" office:target-frame-name="_top" xlink:show="replace" text:style-name="Internet_20_link" text:visited-style-name="Visited_20_Internet_20_Link">1.3 Analiza i wybór systemów baz danych<text:tab/>3</text:a></text:p>
          <text:p text:style-name="Contents_20_1"><text:a xlink:type="simple" xlink:href="#__RefHeading___Toc116_3699051073" office:target-frame-name="_top" xlink:show="replace" text:style-name="Internet_20_link" text:visited-style-name="Visited_20_Internet_20_Link">2 Prototyp<text:tab/>5</text:a></text:p>
          <text:p text:style-name="Contents_20_2"><text:a xlink:type="simple" xlink:href="#__RefHeading___Toc118_3699051073" office:target-frame-name="_top" xlink:show="replace" text:style-name="Internet_20_link" text:visited-style-name="Visited_20_Internet_20_Link">2.1 Prototyp systemu<text:tab/>5</text:a></text:p>
          <text:p text:style-name="Contents_20_2"><text:a xlink:type="simple" xlink:href="#__RefHeading___Toc120_3699051073" office:target-frame-name="_top" xlink:show="replace" text:style-name="Internet_20_link" text:visited-style-name="Visited_20_Internet_20_Link">2.2 Implementacja RESTful API<text:tab/>5</text:a></text:p>
          <text:p text:style-name="Contents_20_2"><text:a xlink:type="simple" xlink:href="#__RefHeading___Toc122_3699051073" office:target-frame-name="_top" xlink:show="replace" text:style-name="Internet_20_link" text:visited-style-name="Visited_20_Internet_20_Link">2.3 Środowisko testowe i testy<text:tab/>5</text:a></text:p>
          <text:p text:style-name="Contents_20_1"><text:a xlink:type="simple" xlink:href="#__RefHeading___Toc124_3699051073" office:target-frame-name="_top" xlink:show="replace" text:style-name="Internet_20_link" text:visited-style-name="Visited_20_Internet_20_Link">3 Skalowanie rozwiązania<text:tab/>6</text:a></text:p>
          <text:p text:style-name="Contents_20_2"><text:a xlink:type="simple" xlink:href="#__RefHeading___Toc126_3699051073" office:target-frame-name="_top" xlink:show="replace" text:style-name="Internet_20_link" text:visited-style-name="Visited_20_Internet_20_Link">3.1 Konfiguracja klastra<text:tab/>6</text:a></text:p>
          <text:p text:style-name="Contents_20_2"><text:a xlink:type="simple" xlink:href="#__RefHeading___Toc128_3699051073" office:target-frame-name="_top" xlink:show="replace" text:style-name="Internet_20_link" text:visited-style-name="Visited_20_Internet_20_Link">3.2 Wdrożenie<text:tab/>6</text:a></text:p>
          <text:p text:style-name="Contents_20_2"><text:a xlink:type="simple" xlink:href="#__RefHeading___Toc130_3699051073" office:target-frame-name="_top" xlink:show="replace" text:style-name="Internet_20_link" text:visited-style-name="Visited_20_Internet_20_Link">3.3 Konfiguracja Docker i Docker compose<text:tab/>6</text:a></text:p>
          <text:p text:style-name="Contents_20_2"><text:a xlink:type="simple" xlink:href="#__RefHeading___Toc132_3699051073" office:target-frame-name="_top" xlink:show="replace" text:style-name="Internet_20_link" text:visited-style-name="Visited_20_Internet_20_Link">3.4 Testy<text:tab/>6</text:a></text:p>
          <text:p text:style-name="Contents_20_1"><text:a xlink:type="simple" xlink:href="#__RefHeading___Toc134_3699051073" office:target-frame-name="_top" xlink:show="replace" text:style-name="Internet_20_link" text:visited-style-name="Visited_20_Internet_20_Link">4 Rozproszenie geograficzne<text:tab/>7</text:a></text:p>
          <text:p text:style-name="Contents_20_2"><text:a xlink:type="simple" xlink:href="#__RefHeading___Toc136_3699051073" office:target-frame-name="_top" xlink:show="replace" text:style-name="Internet_20_link" text:visited-style-name="Visited_20_Internet_20_Link">4.1 Wdrożenie<text:tab/>7</text:a></text:p>
          <text:p text:style-name="Contents_20_2"><text:a xlink:type="simple" xlink:href="#__RefHeading___Toc138_3699051073" office:target-frame-name="_top" xlink:show="replace" text:style-name="Internet_20_link" text:visited-style-name="Visited_20_Internet_20_Link">4.2 Konfiguracja Docker i Docker compose<text:tab/>7</text:a></text:p>
          <text:p text:style-name="Contents_20_2"><text:a xlink:type="simple" xlink:href="#__RefHeading___Toc140_3699051073" office:target-frame-name="_top" xlink:show="replace" text:style-name="Internet_20_link" text:visited-style-name="Visited_20_Internet_20_Link">4.3 Testy<text:tab/>7</text:a></text:p>
          <text:p text:style-name="Contents_20_1"><text:a xlink:type="simple" xlink:href="#__RefHeading___Toc142_3699051073" office:target-frame-name="_top" xlink:show="replace" text:style-name="Internet_20_link" text:visited-style-name="Visited_20_Internet_20_Link">5 Wnioski<text:tab/>8</text:a></text:p>
          <text:p text:style-name="Contents_20_1"><text:a xlink:type="simple" xlink:href="#__RefHeading___Toc144_3699051073" office:target-frame-name="_top" xlink:show="replace" text:style-name="Internet_20_link" text:visited-style-name="Visited_20_Internet_20_Link">6 Literatura<text:tab/>8</text:a></text:p>
          <text:p text:style-name="Contents_20_1"><text:a xlink:type="simple" xlink:href="#__RefHeading___Toc146_3699051073" office:target-frame-name="_top" xlink:show="replace" text:style-name="Internet_20_link" text:visited-style-name="Visited_20_Internet_20_Link">7 Uwagi<text:tab/>8</text:a></text:p>
        </text:index-body>
      </text:table-of-content>
      <text:p text:style-name="Standard"/>
      <text:h text:style-name="Heading_20_1" text:outline-level="1"><text:bookmark-start text:name="__RefHeading___Toc108_3699051073"/>Analiza problemu<text:bookmark-end text:name="__RefHeading___Toc108_3699051073"/></text:h>
      <text:p text:style-name="P15">Celem zadania było znalezienie przykładowego zbioru danych <text:span text:style-name="T4">i wybór kilku systemów baz danych, a następnie ich analiza i porównanie pod kątem stosowności do stawianych wymagań oraz wskazanie najlepszego z nich.</text:span></text:p>
      <text:h text:style-name="Heading_20_2" text:outline-level="2"><text:bookmark-start text:name="__RefHeading___Toc110_3699051073"/>Opis problemu do rozwiązania<text:bookmark-end text:name="__RefHeading___Toc110_3699051073"/></text:h>
      <text:p text:style-name="Text_20_body">Wymagania firmowe:</text:p>
      <text:list xml:id="list1002659669" text:style-name="L2">
        <text:list-item>
          <text:p text:style-name="P7">firma nie posiada swojej infrastruktury i zamierza korzystać z rozwiązań chmurowych</text:p>
        </text:list-item>
        <text:list-item>
          <text:p text:style-name="P7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7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7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7">przewidywany jest także duży wzrost transakcji bazodanowych, więc system baz danych musi przewidywać skalowanie rozwiązania w trakcie cyklu życia aplikacji</text:p>
        </text:list-item>
      </text:list>
      <text:p text:style-name="Text_20_body">Informacje dodatkowe:</text:p>
      <text:p text:style-name="Text_20_body">Można sobie wyobrazić, że firma planuje zbudować:</text:p>
      <text:list xml:id="list1387987945" text:style-name="L3">
        <text:list-item>
          <text:p text:style-name="P8"><text:soft-page-break/>system sprzedażowy i chce zapisywać wszystkie operacje wykonywane na towarach ze wszystkich swoich oddziałów na świecie</text:p>
        </text:list-item>
        <text:list-item>
          <text:p text:style-name="P8">system zakładów bookmacherskich, gdzie konieczne jest zbieranie i analiza danych/statystyk meczów z całego świata</text:p>
        </text:list-item>
        <text:list-item>
          <text:p text:style-name="P8">system zbierający i analizujący dane z urządzeń typu IoT, np. czujników monitorujących stan montowanych w pojazdach ciężarowych, osobowych, maszynach przemysłowych itd.</text:p>
        </text:list-item>
        <text:list-item>
          <text:p text:style-name="P8">zbierać informacje o warunkach pogodowych na świecie</text:p>
        </text:list-item>
      </text:list>
      <text:p text:style-name="Text_20_body">Podczas analizy rozwiązania przyjmij jedną z powyższych propozycji aplikacji, bądź zaproponuj rozwiązanie o podobnym charakterze. Musi ono zawierać kluczowe wymagania firmowe</text:p>
      <text:h text:style-name="Heading_20_2" text:outline-level="2"><text:bookmark-start text:name="__RefHeading___Toc112_3699051073"/>Opis dużego zbioru danych testowych<text:bookmark-end text:name="__RefHeading___Toc112_3699051073"/></text:h>
      <text:p text:style-name="Text_20_body">Wybrany zbiór danych testowych to cogodzinnie zbierane dane ze 122 stacji pogodowych w południowym regionie Brazylii w latach 2000-2016. Pochodzi z Narodowego Instytutu Meteorologicznego Brazylii (INMET).</text:p>
      <text:p text:style-name="Text_20_body">Źródło: <text:a xlink:type="simple" xlink:href="https://www.kaggle.com/PROPPG-PPG/hourly-weather-surface-brazil-southeast-region" office:target-frame-name="_top" xlink:show="replace" text:style-name="Internet_20_link" text:visited-style-name="Visited_20_Internet_20_Link">https://www.kaggle.com/PROPPG-PPG/hourly-weather-surface-brazil-southeast-region</text:a></text:p>
      <text:p text:style-name="Text_20_body">Struktura danych:</text:p>
      <text:list xml:id="list4153633285" text:style-name="L4">
        <text:list-item>
          <text:p text:style-name="P9">wsid: Numeric — ID Stacji</text:p>
        </text:list-item>
        <text:list-item>
          <text:p text:style-name="P9">wsnm: String — nazwa stacji</text:p>
        </text:list-item>
        <text:list-item>
          <text:p text:style-name="P9">elvt: Numeric — elewacja</text:p>
        </text:list-item>
        <text:list-item>
          <text:p text:style-name="P9">lat, lon: Numeric — koordynaty</text:p>
        </text:list-item>
        <text:list-item>
          <text:p text:style-name="P9">inme: String — ID INMET Stacji</text:p>
        </text:list-item>
        <text:list-item>
          <text:p text:style-name="P9">city: String — Miasto</text:p>
        </text:list-item>
        <text:list-item>
          <text:p text:style-name="P9">prov: String — Prowincja</text:p>
        </text:list-item>
        <text:list-item>
          <text:p text:style-name="P9">mdct, date: Data — Data obserwacji</text:p>
        </text:list-item>
        <text:list-item>
          <text:p text:style-name="P9">yr: Numeric — Rok obserwacji</text:p>
        </text:list-item>
        <text:list-item>
          <text:p text:style-name="P9">mo: Numeric — Miesiąc obserwacji</text:p>
        </text:list-item>
        <text:list-item>
          <text:p text:style-name="P9">da: Numeric — Dzień obserwacji</text:p>
        </text:list-item>
        <text:list-item>
          <text:p text:style-name="P9">hr: Numeric — Godzina obserwacji</text:p>
        </text:list-item>
        <text:list-item>
          <text:p text:style-name="P9">prcp: Numeric — Opad atmosferyczny w milimetrach</text:p>
        </text:list-item>
        <text:list-item>
          <text:p text:style-name="P9">stp: Numeric — Ciśnienie powietrza</text:p>
        </text:list-item>
        <text:list-item>
          <text:p text:style-name="P14">smax: Numeric — Maksymalne ciśnienie powietrza</text:p>
        </text:list-item>
        <text:list-item>
          <text:p text:style-name="P9"><text:span text:style-name="Default_20_Paragraph_20_Font"><text:span text:style-name="T3">smin: Numeric – Minimalne ciśnienie powietrza</text:span></text:span></text:p>
        </text:list-item>
        <text:list-item>
          <text:p text:style-name="P9"><text:span text:style-name="Default_20_Paragraph_20_Font"><text:span text:style-name="T3">gbrd: Numeric – Promieniowanie słoneczne w KJ/m2</text:span></text:span></text:p>
        </text:list-item>
        <text:list-item>
          <text:p text:style-name="P9"><text:span text:style-name="Default_20_Paragraph_20_Font"><text:span text:style-name="T3">temp: Numeric – Temperatura powietrza</text:span></text:span></text:p>
        </text:list-item>
        <text:list-item>
          <text:p text:style-name="P9"><text:soft-page-break/><text:span text:style-name="Default_20_Paragraph_20_Font"><text:span text:style-name="T3">dewp: Numeric – Temperatura punktu rosy</text:span></text:span></text:p>
        </text:list-item>
        <text:list-item>
          <text:p text:style-name="P9"><text:span text:style-name="Default_20_Paragraph_20_Font"><text:span text:style-name="T3">tmax: Numeric – Maksymalna temperatura w ostatniej godzinie</text:span></text:span></text:p>
        </text:list-item>
        <text:list-item>
          <text:p text:style-name="P9"><text:span text:style-name="Default_20_Paragraph_20_Font"><text:span text:style-name="T3">dmax: Numeric Maksymalna temperatura punktu rosy w ostatniej godzinie</text:span></text:span></text:p>
        </text:list-item>
        <text:list-item>
          <text:p text:style-name="P9"><text:span text:style-name="Default_20_Paragraph_20_Font"><text:span text:style-name="T3">tmin: Numeric – Minimalna temperatura w ostatniej godzinie</text:span></text:span></text:p>
        </text:list-item>
        <text:list-item>
          <text:p text:style-name="P9"><text:span text:style-name="Default_20_Paragraph_20_Font"><text:span text:style-name="T3">dmin: Numeric - Minimalna temperatura punktu rosy w ostatniej godzinie</text:span></text:span></text:p>
        </text:list-item>
        <text:list-item>
          <text:p text:style-name="P9"><text:span text:style-name="Default_20_Paragraph_20_Font"><text:span text:style-name="T3">hmdy: Numeric – Relatywna wilgotność powietrza w %</text:span></text:span></text:p>
        </text:list-item>
        <text:list-item>
          <text:p text:style-name="P9"><text:span text:style-name="Default_20_Paragraph_20_Font"><text:span text:style-name="T3">hmax: Numeric – Maksymalna relatywna wilgotność powietrza w ostatniej godzinie w %</text:span></text:span></text:p>
        </text:list-item>
        <text:list-item>
          <text:p text:style-name="P9"><text:span text:style-name="Default_20_Paragraph_20_Font"><text:span text:style-name="T3">hmin: Numeric – Minimalna relatywna wilgotność powietrza w ostatniej godzinie w %</text:span></text:span></text:p>
        </text:list-item>
        <text:list-item>
          <text:p text:style-name="P9"><text:span text:style-name="Default_20_Paragraph_20_Font"><text:span text:style-name="T3">wdsp: Numeric – Prędkość wiatru w metrach na sekundę</text:span></text:span></text:p>
        </text:list-item>
        <text:list-item>
          <text:p text:style-name="P9"><text:span text:style-name="Default_20_Paragraph_20_Font"><text:span text:style-name="T3">wdct: Numeric – Kierunek wiatru w stopniach (0-360)</text:span></text:span></text:p>
        </text:list-item>
        <text:list-item>
          <text:p text:style-name="P9"><text:span text:style-name="Default_20_Paragraph_20_Font"><text:span text:style-name="T3">gust: Numeric – Poryw wiatru w metrach na sekundę</text:span></text:span></text:p>
        </text:list-item>
      </text:list>
      <text:h text:style-name="Heading_20_2" text:outline-level="2"><text:bookmark-start text:name="__RefHeading___Toc114_3699051073"/>Analiza i wybór systemów baz danych<text:bookmark-end text:name="__RefHeading___Toc114_3699051073"/></text:h>
      <text:p text:style-name="Text_20_body">Lista dostępnych systemów baz danych, które zostaną poddane analizie:</text:p>
      <text:list xml:id="list3864100034" text:style-name="L5">
        <text:list-item>
          <text:p text:style-name="P10">MongoDB</text:p>
        </text:list-item>
        <text:list-item>
          <text:p text:style-name="P10">Cassandra</text:p>
        </text:list-item>
        <text:list-item>
          <text:p text:style-name="P10">HBase</text:p>
        </text:list-item>
        <text:list-item>
          <text:p text:style-name="P10">Redis</text:p>
        </text:list-item>
      </text:list>
      <text:p text:style-name="Text_20_body">Analiza systemów baz danych pod kątem spełnienia wymagań: w pierwszej kolumnie wymagania stawiane systemowi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MongoDB</text:p>
          </table:table-cell>
          <table:table-cell table:style-name="Tabela1.A1" office:value-type="string">
            <text:p text:style-name="P2">Cassandra</text:p>
          </table:table-cell>
          <table:table-cell table:style-name="Tabela1.A1" office:value-type="string">
            <text:p text:style-name="P2">HBase</text:p>
          </table:table-cell>
          <table:table-cell table:style-name="Tabela1.E1" office:value-type="string">
            <text:p text:style-name="P2">Redis</text:p>
          </table:table-cell>
        </table:table-row>
        <table:table-row>
          <table:table-cell table:style-name="Tabela1.A2" office:value-type="string">
            <text:p text:style-name="P2">Struktura przechowywanych danych</text:p>
          </table:table-cell>
          <table:table-cell table:style-name="Tabela1.A2" office:value-type="string">
            <text:p text:style-name="P2">Zorientowana na przechowywanie dokumentów</text:p>
          </table:table-cell>
          <table:table-cell table:style-name="Tabela1.A2" office:value-type="string">
            <text:p text:style-name="P2">Zorientowana kolumnowo</text:p>
          </table:table-cell>
          <table:table-cell table:style-name="Tabela1.A2" office:value-type="string">
            <text:p text:style-name="P2">Zorientowana kolumnowo</text:p>
          </table:table-cell>
          <table:table-cell table:style-name="Tabela1.E2" office:value-type="string">
            <text:p text:style-name="P2">Klucz-wartość</text:p>
            <text:p text:style-name="P2"/>
            <text:p text:style-name="P2"/>
            <text:p text:style-name="P2"/>
          </table:table-cell>
        </table:table-row>
        <table:table-row>
          <table:table-cell table:style-name="Tabela1.A2" office:value-type="string">
            <text:p text:style-name="P2">Dostępność w razie awarii</text:p>
          </table:table-cell>
          <table:table-cell table:style-name="Tabela1.A2" office:value-type="string">
            <text:p text:style-name="P2">Jeśli master ulegnie awarii jego rolę przejmuję jeden ze slave’ów. Trwa to około 10-40 sekund, a przez ten czas zapisywanie do bazy jest niedostępne</text:p>
            <text:p text:style-name="P2"/>
          </table:table-cell>
          <table:table-cell table:style-name="Tabela1.A2" office:value-type="string">
            <text:p text:style-name="P2">Model „multiple master” zapewnia odporność na awarię pojedynczych węzłów</text:p>
          </table:table-cell>
          <table:table-cell table:style-name="Tabela1.A2" office:value-type="string">
            <text:p text:style-name="P2">Architektura single master uniemożliwia zapis do bazy w przypadku awarii mastera.</text:p>
          </table:table-cell>
          <table:table-cell table:style-name="Tabela1.E2" office:value-type="string">
            <text:p text:style-name="P2">W przypadku awarii mastera wymagane jest ręczne wybranie nowej instancji Awaria mastera uniemożliwia zapis do bazy</text:p>
          </table:table-cell>
        </table:table-row>
        <text:soft-page-break/>
        <table:table-row>
          <table:table-cell table:style-name="Tabela1.A2" office:value-type="string">
            <text:p text:style-name="P2">Przystosowanie do dużej ilości zapisów</text:p>
          </table:table-cell>
          <table:table-cell table:style-name="Tabela1.A2" office:value-type="string">
            <text:p text:style-name="P2">W modelu „single master” tylko podstawowy węzeł przyjmuje zapisy, a pozostałe mogą obsługiwać tylko odczyty co istotnie ogranicza skalowalność zapisu</text:p>
          </table:table-cell>
          <table:table-cell table:style-name="Tabela1.A2" office:value-type="string">
            <text:p text:style-name="P2">Zapisy może przyjmować którykolwiek z serwerów, a im jest ich więcej tym więcej zapisów może obsłużyć</text:p>
          </table:table-cell>
          <table:table-cell table:style-name="Tabela1.A2" office:value-type="string">
            <text:p text:style-name="P2">Podobnie jak Cassandra, ale tutaj log i cache nie są zapisywane jednocześnie, co czyni zapis wolniejszym.</text:p>
          </table:table-cell>
          <table:table-cell table:style-name="Tabela1.E2" office:value-type="string">
            <text:p text:style-name="Table_20_Contents"><text:span text:style-name="Default_20_Paragraph_20_Font"><text:span text:style-name="T1">Eliminując potrzebę dostępu do dysków, magazyny danych takie jak Redis pozwalają uniknąć opóźnień w wyszukiwaniu zawartości. Wszystkie dane zostają bowiem zapisywane w pamięci, a nie w przeciwieństwie do standardowych baz danych, na dysku. Redis zapewnia </text:span></text:span><text:span text:style-name="Strong_20_Emphasis"><text:span text:style-name="T2">czas odpowiedzi liczony w mikrosekundach </text:span></text:span><text:span text:style-name="Default_20_Paragraph_20_Font"><text:span text:style-name="T1">i umożliwia nawet do </text:span></text:span><text:span text:style-name="Strong_20_Emphasis"><text:span text:style-name="T2">kilku milionów żądań na sekundę</text:span></text:span><text:span text:style-name="Default_20_Paragraph_20_Font"><text:span text:style-name="T1">.</text:span></text:span></text:p>
          </table:table-cell>
        </table:table-row>
        <table:table-row>
          <table:table-cell table:style-name="Tabela1.A2" office:value-type="string">
            <text:p text:style-name="P2">Skalowalność dostępności</text:p>
          </table:table-cell>
          <table:table-cell table:style-name="Tabela1.A2" office:value-type="string">
            <text:p text:style-name="P2">MongoDB skalowanie odbywa się w sposób poziomy. Zwiększanie możliwości obliczeniowych systemu odbywa się poprzez dodanie nowego urządzenia do klastra</text:p>
          </table:table-cell>
          <table:table-cell table:style-name="Tabela1.A2" office:value-type="string">
            <text:p text:style-name="P2">Dostawienie serwera pozwala na lepszą dostępność do bazy</text:p>
          </table:table-cell>
          <table:table-cell table:style-name="Tabela1.A2" office:value-type="string">
            <text:p text:style-name="P2">Jest cienka i zbudowana na małe tabeli. Trudne do skalowania.</text:p>
          </table:table-cell>
          <table:table-cell table:style-name="Tabela1.E2" office:value-type="string">
            <text:p text:style-name="P2">Wysoka wydajność i skalowalność</text:p>
          </table:table-cell>
        </table:table-row>
        <table:table-row>
          <table:table-cell table:style-name="Tabela1.A2" office:value-type="string">
            <text:p text:style-name="P2">Spójność</text:p>
          </table:table-cell>
          <table:table-cell table:style-name="Tabela1.A2" office:value-type="string">
            <text:p text:style-name="P2">Domyślnie ciągła, w przypadku <text:s/>umożliwienia <text:s/>odczytu ze slave’ów ewentualna</text:p>
          </table:table-cell>
          <table:table-cell table:style-name="Tabela1.A2" office:value-type="string">
            <text:p text:style-name="P2">Ewentualna</text:p>
          </table:table-cell>
          <table:table-cell table:style-name="Tabela1.A2" office:value-type="string">
            <text:p text:style-name="P2">Ciągła</text:p>
          </table:table-cell>
          <table:table-cell table:style-name="Tabela1.E2" office:value-type="string">
            <text:p text:style-name="P2">Ciągła</text:p>
          </table:table-cell>
        </table:table-row>
        <table:table-row>
          <table:table-cell table:style-name="Tabela1.A2" office:value-type="string">
            <text:p text:style-name="P3">Twierdzenie CAP (Consistency, Availability, Partition Tolerance)</text:p>
          </table:table-cell>
          <table:table-cell table:style-name="Tabela1.A2" office:value-type="string">
            <text:p text:style-name="P2">CP</text:p>
          </table:table-cell>
          <table:table-cell table:style-name="Tabela1.A2" office:value-type="string">
            <text:p text:style-name="P2">AP</text:p>
          </table:table-cell>
          <table:table-cell table:style-name="Tabela1.A2" office:value-type="string">
            <text:p text:style-name="P2">CP</text:p>
          </table:table-cell>
          <table:table-cell table:style-name="Tabela1.E2" office:value-type="string">
            <text:p text:style-name="P2">CP</text:p>
          </table:table-cell>
        </table:table-row>
      </table:table>
      <text:p text:style-name="Text_20_body"/>
      <text:p text:style-name="Text_20_body"/>
      <text:p text:style-name="Text_20_body"><text:soft-page-break/>Bibliografia</text:p>
      <text:list xml:id="list210218710030650" text:continue-numbering="true" text:style-name="L5">
        <text:list-item>
          <text:list>
            <text:list-item>
              <text:p text:style-name="P10"><text:a xlink:type="simple" xlink:href="https://www.dataversity.net/choose-right-nosql-database-application/" office:target-frame-name="_top" xlink:show="replace" text:style-name="Internet_20_link" text:visited-style-name="Visited_20_Internet_20_Link"><text:span text:style-name="Hyperlink">https://www.dataversity.net/choose-right-nosql-database-application/</text:span></text:a></text:p>
            </text:list-item>
            <text:list-item>
              <text:p text:style-name="P10"><text:a xlink:type="simple" xlink:href="https://docs.mongodb.com/" office:target-frame-name="_top" xlink:show="replace" text:style-name="Internet_20_link" text:visited-style-name="Visited_20_Internet_20_Link"><text:span text:style-name="Hyperlink">https://docs.mongodb.com/</text:span></text:a></text:p>
            </text:list-item>
            <text:list-item>
              <text:p text:style-name="P10"><text:a xlink:type="simple" xlink:href="http://cassandra.apache.org/doc/latest/" office:target-frame-name="_top" xlink:show="replace" text:style-name="Internet_20_link" text:visited-style-name="Visited_20_Internet_20_Link"><text:span text:style-name="Hyperlink">http://cassandra.apache.org/doc/latest/</text:span></text:a></text:p>
            </text:list-item>
            <text:list-item>
              <text:p text:style-name="P10"><text:a xlink:type="simple" xlink:href="https://hbase.apache.org/book.html" office:target-frame-name="_top" xlink:show="replace" text:style-name="Internet_20_link" text:visited-style-name="Visited_20_Internet_20_Link"><text:span text:style-name="Hyperlink">https://hbase.apache.org/book.html</text:span></text:a></text:p>
            </text:list-item>
            <text:list-item>
              <text:p text:style-name="P10"><text:a xlink:type="simple" xlink:href="https://redis.io/documentation" office:target-frame-name="_top" xlink:show="replace" text:style-name="Internet_20_link" text:visited-style-name="Visited_20_Internet_20_Link"><text:span text:style-name="Hyperlink">https://redis.io/documentation</text:span></text:a></text:p>
            </text:list-item>
          </text:list>
        </text:list-item>
      </text:list>
      <text:p text:style-name="Text_20_body">Uzasadnienie wyboru systemu baz danych</text:p>
      <text:p text:style-name="Text_20_body">Po analizie wybranych cech systemów baz danych zdecydowaliśmy się na bazę danych Cassandra. Dla rozważanego problemu i wybranego zestawu danych najlepszym modelem jest model zorientowany kolumnowo, co eliminuje MongoDB. Redis nie jest dobrym wyborem ponieważ przechowuje dane w pamięci RAM. Przechowywanie w pamięci umożliwia bardzo szybkie odczytywanie i zapisywanie danych, lecz szybkość odczytu nie jest aż tak istotna dla naszego przypadku. Wymogiem jest przechowywanie dużej ilości danych, do czego teoretycznie można zastosować pamięć RAM, <text:s/>lecz spowodowałoby to bardzo wysoki koszt takiego systemu. Z popularnych systemów korzystających z modeli opartych o kolumny wybraliśmy HBase i Cassandra. Oba rozwiązania są szeroko stosowane i dostępnych jest wiele różnych materiałów opisujących ich stosowanie.</text:p>
      <text:p text:style-name="Text_20_body">Pomimo tego, że zarówno HBase jak i Cassandra spełniają wymagania projektowe, ostatecznie zdecydowaliśmy się na wybór Cassandry. Głównymi powodami tego wyboru były łatwiejsza konfiguracja i lepsza dokumentacja. Konfiguracja HBase, będącego systemem typu master-slave, za pomocą ZooKeeper'a jest bardziej złożona i może spowodować więcej problemów w przyszłości.</text:p>
      <text:h text:style-name="Heading_20_1" text:outline-level="1"><text:bookmark-start text:name="__RefHeading___Toc116_3699051073"/>Prototyp<text:bookmark-end text:name="__RefHeading___Toc116_3699051073"/></text:h>
      <text:h text:style-name="Heading_20_2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610950064" text:style-name="L6">
        <text:list-item>
          <text:p text:style-name="P11">Dokładny opis metod RESTful API wymaganych do działania systemu</text:p>
        </text:list-item>
        <text:list-item>
          <text:p text:style-name="P11">Opis wybranej technologii implementacji RESTful API, wraz z informacją o chmurze obliczeniowej, w której rozwiązanie docelowo może zostać umieszczone. Chmura musi dawać możliwość dystrybucji geograficznej aplikacji i systemu baz danych, tak by RESTful API znajdowało się "możliwie blisko" klienta.</text:p>
        </text:list-item>
      </text:list>
      <text:p text:style-name="Text_20_body">Przygotuj bazę danych. Opis środowiska do zarządzania bazą danych</text:p>
      <text:p text:style-name="Text_20_body">Procedura instalacji systemu baz danych, skrypt tworzący bazę danych i jej konfigurację</text:p>
      <text:h text:style-name="Heading_20_2" text:outline-level="2"><text:bookmark-start text:name="__RefHeading___Toc120_3699051073"/>Implementacja RESTful API<text:bookmark-end text:name="__RefHeading___Toc120_3699051073"/></text:h>
      <text:p text:style-name="Text_20_body">Środowisko deweloperskie, narzędzia, język programowania</text:p>
      <text:p text:style-name="Text_20_body">Wstępna implementacja RESTful API, tak aby móc wykonywać podstawowe operacje CRUD na bazie danych</text:p>
      <text:p text:style-name="Text_20_body"><text:soft-page-break/>Listing z podstawowych elementów implementacyjnych</text:p>
      <text:p text:style-name="Text_20_body">Wykorzystane sterowniki</text:p>
      <text:p text:style-name="Text_20_body">Parametry połączenia do bazy danych</text:p>
      <text:h text:style-name="Heading_20_2" text:outline-level="2"><text:bookmark-start text:name="__RefHeading___Toc122_3699051073"/>Środowisko testowe i testy<text:bookmark-end text:name="__RefHeading___Toc122_3699051073"/></text:h>
      <text:p text:style-name="Text_20_body">Przygotuj prosty test obciążeniowy bazy danych poprzez RESTful API bądź inne dostępne narzędzie.</text:p>
      <text:p text:style-name="Text_20_body">Opis wykorzystanego do tego celu narzędzia oraz konfiguracja testu. Powinny być przetestowane wszystkie operacje CRUD.</text:p>
      <text:p text:style-name="Text_20_body">Wyniki testów ich analiza i wnioski. Jeżeli testy wykonywane są przez RESTful API, rozdziel czasy obsługi żądań po stronie serwera i po stronie bazy danych</text:p>
      <text:p text:style-name="Text_20_body"/>
      <text:h text:style-name="Heading_20_1" text:outline-level="1"><text:bookmark-start text:name="__RefHeading___Toc124_3699051073"/>Skalowanie rozwiązania<text:bookmark-end text:name="__RefHeading___Toc124_3699051073"/></text:h>
      <text:h text:style-name="Heading_20_2" text:outline-level="2"><text:bookmark-start text:name="__RefHeading___Toc126_3699051073"/>Konfiguracja klastra<text:bookmark-end text:name="__RefHeading___Toc126_3699051073"/></text:h>
      <text:p text:style-name="Text_20_body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Text_20_body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Heading_20_2" text:outline-level="2"><text:bookmark-start text:name="__RefHeading___Toc128_3699051073"/>Wdrożenie<text:bookmark-end text:name="__RefHeading___Toc128_3699051073"/></text:h>
      <text:p text:style-name="Text_20_body">Diagramy wdrożeniowe systemu z opisem wymagań</text:p>
      <text:h text:style-name="Heading_20_2" text:outline-level="2"><text:bookmark-start text:name="__RefHeading___Toc130_3699051073"/>Konfiguracja Docker i Docker compose<text:bookmark-end text:name="__RefHeading___Toc130_3699051073"/></text:h>
      <text:p text:style-name="Text_20_body">Do przygotowania środowiska zaleca się wykorzystanie obrazów Dockerowych, zarówno dla systemu baz danych jak i dla aplikacji ReST API.</text:p>
      <text:p text:style-name="Text_20_body">Konfiguracja dla poszczególnych obrazów, wraz z ich modyfikacjami. Wykorzystać Docker compose, który zestawi cały system.</text:p>
      <text:p text:style-name="Text_20_body">UWAGA! Jeżeli uda się stworzyć klaster Kubernetes/Docker/Grafana/Prometheus i udostępnić go na zajęcia, to będzie to docelowa platforma uruchomieniowa. Problemem mogą być niestety kwestie bezpieczeństwa. Na razie trwają nad tym prace.</text:p>
      <text:h text:style-name="Heading_20_2" text:outline-level="2"><text:bookmark-start text:name="__RefHeading___Toc132_3699051073"/>Testy<text:bookmark-end text:name="__RefHeading___Toc132_3699051073"/></text:h>
      <text:p text:style-name="Text_20_body">Wykonać test operacji CRUD dla klastra na podobnej zasadzie jak dla pojedynczego węzła. Umieść wyniki testów i porównaj z wcześniejszymi wynikami.</text:p>
      <text:h text:style-name="Heading_20_1" text:outline-level="1"><text:bookmark-start text:name="__RefHeading___Toc134_3699051073"/><text:soft-page-break/>Rozproszenie geograficzne<text:bookmark-end text:name="__RefHeading___Toc134_3699051073"/></text:h>
      <text:h text:style-name="Heading_20_2" text:outline-level="2"><text:bookmark-start text:name="__RefHeading___Toc136_3699051073"/>Wdrożenie<text:bookmark-end text:name="__RefHeading___Toc136_3699051073"/></text:h>
      <text:p text:style-name="Text_20_body">Diagramy wdrożeniowe systemu wraz z opisem wymagań</text:p>
      <text:p text:style-name="Text_20_body">Wstępnym założeniem systemu była możliwość jego rozproszenia geograficznego, np. poprzez umieszczenie elementów w chmurze. Oznacza to, że baza danych i aplikacja RESTful API będą znajdowały się w różnych lokalizacjach.</text:p>
      <text:h text:style-name="Heading_20_2" text:outline-level="2"><text:bookmark-start text:name="__RefHeading___Toc138_3699051073"/>Konfiguracja Docker i Docker compose<text:bookmark-end text:name="__RefHeading___Toc138_3699051073"/></text:h>
      <text:p text:style-name="Text_20_body">Jeżeli uda się wdrożyć Kubernetes, wymagana będzie konfiguracja dla tej platformy.</text:p>
      <text:p text:style-name="Text_20_body">Zbuduj system w taki sposób aby:</text:p>
      <text:list xml:id="list1608153173" text:style-name="L7">
        <text:list-item>
          <text:p text:style-name="P12">klaster bazodanowy był rozdystrybuowany na dwa centra danych</text:p>
        </text:list-item>
        <text:list-item>
          <text:p text:style-name="P12">centra danych zapewniały spójność i zgodność danych</text:p>
        </text:list-item>
        <text:list-item>
          <text:p text:style-name="P12">były dostępne dwie instancje aplikacji REStful API, każda z nich skonfigurowana na swoje centrum danych</text:p>
        </text:list-item>
      </text:list>
      <text:p text:style-name="Text_20_body">Ocena czy przy takiej organizacji systemu jest w ogóle możliwe zachowanie spójności danych. Jak parametry konfiguracyjne systemu baz danych wpływają na zachowanie się systemu.</text:p>
      <text:p text:style-name="Text_20_body">Opis problemów i zjawisk które mogą występować w zależności od konfiguracji.</text:p>
      <text:p text:style-name="Text_20_body">Przeciwdziałanie niepożądanym zjawiskom.</text:p>
      <text:h text:style-name="Heading_20_2" text:outline-level="2"><text:bookmark-start text:name="__RefHeading___Toc140_3699051073"/>Testy<text:bookmark-end text:name="__RefHeading___Toc140_3699051073"/></text:h>
      <text:p text:style-name="Text_20_body">Testy dla dwóch niezależnych klientów, z których każdy wykonuje operacje na "swoim" centrum danych. Porównaj wyniki z wcześniej uzyskanymi</text:p>
      <text:h text:style-name="Heading_20_1" text:outline-level="1"><text:bookmark-start text:name="__RefHeading___Toc142_3699051073"/>Wnioski<text:bookmark-end text:name="__RefHeading___Toc142_3699051073"/></text:h>
      <text:p text:style-name="Text_20_body">Oceń, czy początkowy wybór systemu baz danych był słuszny. Czy spełnił on stawiane mu wymagania</text:p>
      <text:p text:style-name="Text_20_body">Czy po wykonaniu projektu, dokonałbyś innego wyboru systemu baz danych</text:p>
      <text:p text:style-name="Text_20_body">Porównaj swój wybór z możliwościami dostępnych systemów chmurowych i rozwiązań w nich stosowanych</text:p>
      <text:h text:style-name="Heading_20_1" text:outline-level="1"><text:bookmark-start text:name="__RefHeading___Toc144_3699051073"/>Literatura<text:bookmark-end text:name="__RefHeading___Toc144_3699051073"/></text:h>
      <text:p text:style-name="Text_20_body">Spis literatury w poprawnym formacie bibliograficznym. Jeżeli nie wiesz jak jest, znajdź stosowną informację na stronie BG PŁ</text:p>
      <text:h text:style-name="Heading_20_1" text:outline-level="1"><text:bookmark-start text:name="__RefHeading___Toc146_3699051073"/>Uwagi<text:bookmark-end text:name="__RefHeading___Toc146_3699051073"/></text:h>
      <text:list xml:id="list421323347" text:style-name="L8">
        <text:list-item>
          <text:p text:style-name="P13">Pod rysunkami i listingami w sprawozdaniu umieść numerowane podpisy</text:p>
        </text:list-item>
        <text:list-item>
          <text:p text:style-name="P13">W treści pracy stosuj dodawanie referencji do numerowanych elementów, nie pisz poniżej/powyżej, w kolejnym rozdziale itd.</text:p>
        </text:list-item>
        <text:list-item>
          <text:p text:style-name="P13"><text:soft-page-break/>W treści pracy umieść referencje do literatury z której korzystasz np. przy analizie systemów baz danych</text:p>
        </text:list-item>
        <text:list-item>
          <text:p text:style-name="P13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tang" svg:font-family="Batang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meta:creation-date>2019-02-28T16:51:00Z</meta:creation-date>
    <dc:date>2019-03-25T21:02:18.336000000</dc:date>
    <meta:editing-cycles>89</meta:editing-cycles>
    <meta:editing-duration>PT4H45M2S</meta:editing-duration>
    <meta:document-statistic meta:table-count="1" meta:image-count="0" meta:object-count="0" meta:page-count="9" meta:paragraph-count="182" meta:word-count="1777" meta:character-count="12741" meta:non-whitespace-character-count="11196"/>
    <meta:template xlink:type="simple" xlink:actuate="onRequest" xlink:title="" xlink:href="Normal.dotm"/>
  </office:meta>
</office:document-meta>
</file>